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thJax Main" svg:font-family="'MathJax Main'"/>
    <style:font-face style:name="Montserrat" svg:font-family="Montserra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8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style:font-name="Montserrat" fo:font-size="12pt" fo:letter-spacing="normal" fo:font-style="normal" fo:font-weight="normal"/>
    </style:style>
    <style:style style:name="T2" style:family="text">
      <style:text-properties fo:font-variant="normal" fo:text-transform="none" style:font-name="Montserra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Montserra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text-line-through-style="none" style:font-name="MathJax Main" fo:font-size="14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font-name="MathJax Main" fo:font-size="9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fo:letter-spacing="normal" style:text-underline-style="none" style:text-blinking="fals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/>
    </style:style>
    <style:style style:name="T10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byte</text:p>
          </table:table-cell>
          <table:table-cell table:style-name="Table1.A1" office:value-type="string">
            <text:p text:style-name="P4">Chiffre de -128 à 127</text:p>
          </table:table-cell>
          <table:table-cell table:style-name="Table1.A1" office:value-type="string">
            <text:p text:style-name="P4">1o</text:p>
          </table:table-cell>
          <table:table-cell table:style-name="Table1.D1" office:value-type="float" office:value="64">
            <text:p text:style-name="P4">64</text:p>
          </table:table-cell>
        </table:table-row>
        <table:table-row>
          <table:table-cell table:style-name="Table1.A2" office:value-type="string">
            <text:p text:style-name="P4">short</text:p>
          </table:table-cell>
          <table:table-cell table:style-name="Table1.A2" office:value-type="string">
            <text:p text:style-name="P4"><text:span text:style-name="T2">Chiffre de 32768 et +32767</text:span> </text:p>
          </table:table-cell>
          <table:table-cell table:style-name="Table1.A2" office:value-type="string">
            <text:p text:style-name="P4">2o</text:p>
          </table:table-cell>
          <table:table-cell table:style-name="Table1.D2" office:value-type="float" office:value="32000">
            <text:p text:style-name="P4">32000</text:p>
          </table:table-cell>
        </table:table-row>
        <table:table-row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3"><text:span text:style-name="T8">Chiffre de </text:span><text:span text:style-name="T1">-2*109 à 2*109</text:span> </text:p>
          </table:table-cell>
          <table:table-cell table:style-name="Table1.A2" office:value-type="string">
            <text:p text:style-name="P4">4o</text:p>
          </table:table-cell>
          <table:table-cell table:style-name="Table1.D2" office:value-type="float" office:value="15600000">
            <text:p text:style-name="P4">15600000</text:p>
          </table:table-cell>
        </table:table-row>
        <table:table-row>
          <table:table-cell table:style-name="Table1.A2" office:value-type="string">
            <text:p text:style-name="P4">Long</text:p>
          </table:table-cell>
          <table:table-cell table:style-name="Table1.A2" office:value-type="string">
            <text:p text:style-name="P2"><text:bookmark text:name="MathJax-Span-169"/><text:bookmark text:name="MathJax-Span-168"/><text:bookmark text:name="MathJax-Span-167"/><text:bookmark text:name="MathJax-Element-11-Frame"/><text:span text:style-name="T6">Chiffre de −</text:span><text:bookmark text:name="MathJax-Span-170"/><text:span text:style-name="T4">9</text:span><text:bookmark text:name="MathJax-Span-171"/><text:span text:style-name="T4">×</text:span><text:bookmark text:name="MathJax-Span-173"/><text:bookmark text:name="MathJax-Span-172"/><text:span text:style-name="T4">10</text:span><text:bookmark text:name="MathJax-Span-176"/><text:bookmark text:name="MathJax-Span-175"/><text:bookmark text:name="MathJax-Span-174"/><text:span text:style-name="T5">18</text:span><text:span text:style-name="T3">−9×1018</text:span><text:span text:style-name="T7">  </text:span><text:span text:style-name="T2">à </text:span><text:bookmark text:name="MathJax-Span-179"/><text:bookmark text:name="MathJax-Span-178"/><text:bookmark text:name="MathJax-Span-177"/><text:bookmark text:name="MathJax-Element-12-Frame"/><text:span text:style-name="T4">9</text:span><text:bookmark text:name="MathJax-Span-180"/><text:span text:style-name="T4">×</text:span><text:bookmark text:name="MathJax-Span-182"/><text:bookmark text:name="MathJax-Span-181"/><text:span text:style-name="T4">10</text:span><text:bookmark text:name="MathJax-Span-185"/><text:bookmark text:name="MathJax-Span-184"/><text:bookmark text:name="MathJax-Span-183"/><text:span text:style-name="T5">18</text:span> </text:p>
          </table:table-cell>
          <table:table-cell table:style-name="Table1.A2" office:value-type="string">
            <text:p text:style-name="P4">8o</text:p>
          </table:table-cell>
          <table:table-cell table:style-name="Table1.D4" office:value-type="string">
            <text:p text:style-name="P4">9460700000000000<text:span text:style-name="T9">L</text:span></text:p>
          </table:table-cell>
        </table:table-row>
        <table:table-row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>Chiffre à virgule</text:p>
          </table:table-cell>
          <table:table-cell table:style-name="Table1.A2" office:value-type="string">
            <text:p text:style-name="P4">4o</text:p>
          </table:table-cell>
          <table:table-cell table:style-name="Table1.D4" office:value-type="string">
            <text:p text:style-name="P4">3.141592653f</text:p>
          </table:table-cell>
        </table:table-row>
        <table:table-row>
          <table:table-cell table:style-name="Table1.A2" office:value-type="string">
            <text:p text:style-name="P4">Double</text:p>
          </table:table-cell>
          <table:table-cell table:style-name="Table1.A2" office:value-type="string">
            <text:p text:style-name="P4">Chiffre à virgule</text:p>
          </table:table-cell>
          <table:table-cell table:style-name="Table1.A2" office:value-type="string">
            <text:p text:style-name="P4">8o</text:p>
          </table:table-cell>
          <table:table-cell table:style-name="Table1.D4" office:value-type="string">
            <text:p text:style-name="P4">0.333333333333333333333333333333333333333333334d</text:p>
          </table:table-cell>
        </table:table-row>
        <table:table-row>
          <table:table-cell table:style-name="Table1.A2" office:value-type="string">
            <text:p text:style-name="P4">Char</text:p>
          </table:table-cell>
          <table:table-cell table:style-name="Table1.A2" office:value-type="string">
            <text:p text:style-name="P4">Un caractère</text:p>
          </table:table-cell>
          <table:table-cell table:style-name="Table1.A2" office:value-type="string">
            <text:p text:style-name="P4">2b</text:p>
          </table:table-cell>
          <table:table-cell table:style-name="Table1.D4" office:value-type="string">
            <text:p text:style-name="P4">'A'</text:p>
          </table:table-cell>
        </table:table-row>
        <table:table-row>
          <table:table-cell table:style-name="Table1.A2" office:value-type="string">
            <text:p text:style-name="P4">Boolean</text:p>
          </table:table-cell>
          <table:table-cell table:style-name="Table1.A2" office:value-type="string">
            <text:p text:style-name="P4">Booléen</text:p>
          </table:table-cell>
          <table:table-cell table:style-name="Table1.C8">
            <text:p text:style-name="P4"/>
          </table:table-cell>
          <table:table-cell table:style-name="Table1.D4" office:value-type="string">
            <text:p text:style-name="P4"/>
          </table:table-cell>
        </table:table-row>
      </table:table>
      <text:p text:style-name="P2"/>
      <text:p text:style-name="P2"/>
      <text:p text:style-name="P2">Scanner sc=new Scanner(System.in) ;</text:p>
      <text:p text:style-name="P2">String entry=sc.nextLine() ;</text:p>
      <text:p text:style-name="P2">.nextInt() ;</text:p>
      <text:p text:style-name="P2">.nextDouble() ;</text:p>
      <text:p text:style-name="P2">.nextLong() ;</text:p>
      <text:p text:style-name="P2">...</text:p>
      <text:p text:style-name="P2"/>
      <text:p text:style-name="P2">tableaux</text:p>
      <text:p text:style-name="P2">int tableauEntier[] = {0,1,2,3,4,5,6,7,8,9};</text:p>
      <text:p text:style-name="P2">int tableauEntier[] = new int[6];//tableau de longueur 6</text:p>
      <text:p text:style-name="P2"/>
      <text:p text:style-name="P2">polymorphisme = surcharge et redéfinition</text:p>
      <text:p text:style-name="P2">surcharge de méthode (type de retour?) et arguments peuvent varier</text:p>
      <text:p text:style-name="P2"/>
      <text:p text:style-name="P2">covariance des variables = le fait qu'un argument déclaré sur un type peut contenir un type enfant</text:p>
      <text:p text:style-name="P2"/>
      <text:p text:style-name="P2">méthode polymorphe= même méthode déclarée de la même manière mais traitement différent (override ?)</text:p>
      <text:p text:style-name="P2"/>
      <text:p text:style-name="P2">for in</text:p>
      <text:p text:style-name="P2">for(String v : tableauString){</text:p>
      <text:p text:style-name="P2"><text:s text:c="5"/>System.out.println(v+"\n");</text:p>
      <text:p text:style-name="P2"><text:s/>}</text:p>
      <text:p text:style-name="P2"/>
      <text:p text:style-name="P2">obj.getClass() ;//pour obtenir la classe</text:p>
      <text:p text:style-name="P2"/>
      <text:p text:style-name="P2">mot clés</text:p>
      <text:p text:style-name="P2">final //méthode ne pouvant être réécrite mais peuvent être surchargées</text:p>
      <text:p text:style-name="P2"/>
      <text:p text:style-name="P2"/>
      <text:p text:style-name="P2"><text:soft-page-break/>public enum Langage {</text:p>
      <text:p text:style-name="P2"><text:s text:c="2"/>JAVA<text:span text:style-name="T10">[</text:span>(« Java »)<text:span text:style-name="T10">]</text:span>, // ()pour définir une valeur liée</text:p>
      <text:p text:style-name="P2"><text:s text:c="2"/>C,</text:p>
      <text:p text:style-name="P2"><text:s text:c="2"/>CPlus,</text:p>
      <text:p text:style-name="P2"><text:s text:c="2"/>PHP;<text:tab/></text:p>
      <text:p text:style-name="P2">}</text:p>
      <text:p text:style-name="P2"/>
      <text:p text:style-name="P2"/>
      <text:p text:style-name="P2">linked list</text:p>
      <text:p text:style-name="P2"/>
      <text:p text:style-name="P2">List l=new LinkedList() ;</text:p>
      <text:p text:style-name="P2">l.add(« choux ») ;</text:p>
      <text:p text:style-name="P2">l.add(« fleur ») ;</text:p>
      <text:p text:style-name="P2">for(int i=0;i&lt;l.size();i++)l.get(i) ;</text:p>
      <text:p text:style-name="P2">ou</text:p>
      <text:p text:style-name="P2">ListIterator it=l.listIterator() ;</text:p>
      <text:p text:style-name="P2">while(it.hasNext())System.out.println(li.next()) ;</text:p>
      <text:p text:style-name="P2"/>
      <text:p text:style-name="P2"/>
      <text:p text:style-name="P2">arraylist</text:p>
      <text:p text:style-name="P2"/>
      <text:p text:style-name="P2">ArrayList arr=new ArrayList() ;</text:p>
      <text:p text:style-name="P2">arr.add(« pop ») ;</text:p>
      <text:p text:style-name="P2">arr.add(132) ;</text:p>
      <text:p text:style-name="P2"/>
      <text:p text:style-name="P2">for(i=0;i&lt;arr.size();i++)arr.get(i) ;</text:p>
      <text:p text:style-name="P2"/>
      <text:p text:style-name="P2">map pour les clés valeurs</text:p>
      <text:p text:style-name="P2"/>
      <text:p text:style-name="P2">hashtable</text:p>
      <text:p text:style-name="P2"/>
      <text:p text:style-name="P2">Hashtable ht = new Hashtable();</text:p>
      <text:p text:style-name="P2">ht.put(« coucou ») ;</text:p>
      <text:p text:style-name="P2">ht.put(145) ;</text:p>
      <text:p text:style-name="P2"/>
      <text:p text:style-name="P2">Enumation e =ht.elements() ;</text:p>
      <text:p text:style-name="P2">while(e.hasMoreElements())System.out.println(li.nextElement()) ;</text:p>
      <text:p text:style-name="P2"/>
      <text:p text:style-name="P2">hashmap</text:p>
      <text:p text:style-name="P2">accepte les nulls</text:p>
      <text:p text:style-name="P2">n'est pas thread safe (sure quand il est utilisé dans plusieurs threads) ;</text:p>
      <text:p text:style-name="P2"/>
      <text:p text:style-name="P2">les set</text:p>
      <text:p text:style-name="P2">n'acceptent pas les doublons</text:p>
      <text:p text:style-name="P2"/>
      <text:p text:style-name="P2">hashset</text:p>
      <text:p text:style-name="P2">HashSet hs = new HashSet();</text:p>
      <text:p text:style-name="P2">hs.add("toto");</text:p>
      <text:p text:style-name="P2">hs.add(12);</text:p>
      <text:p text:style-name="P2"/>
      <text:p text:style-name="P2">Iterator it = hs.iterator();</text:p>
      <text:p text:style-name="P2">while(it.hasNext())System.out.println(it.next());</text:p>
      <text:p text:style-name="P2"><text:soft-page-break/>généricité avec &lt;T&gt; comme en typescript</text:p>
      <text:p text:style-name="P2"/>
      <text:p text:style-name="P2">réflexivité obtenir des infos sur la classe</text:p>
      <text:p text:style-name="P2"/>
      <text:p text:style-name="P2">classe anonyme</text:p>
      <text:p text:style-name="P2"/>
      <text:p text:style-name="P2">new Anon(){</text:p>
      <text:p text:style-name="P2"><text:tab/>//code de la classe</text:p>
      <text:p text:style-name="P2">}</text:p>
      <text:p text:style-name="P2"/>
      <text:p text:style-name="P2">mot clé default pour définir un comportement par défaut à une fonction dans une interface</text:p>
      <text:p text:style-name="P2"/>
      <text:p text:style-name="P2">il est possible de faire des arrows function comme en js mais avec -&gt; à la place de =&gt;</text:p>
      <text:p text:style-name="P2"/>
      <text:p text:style-name="P2">stream</text:p>
      <text:p text:style-name="P2"/>
      <text:p text:style-name="P2">-collection qui ne stocke pas les données, il n'est prévu que pour manipuler et renvoyer</text:p>
      <text:p text:style-name="P2">-un stream ne modifie pas les données</text:p>
      <text:p text:style-name="P2">-il est à usage unique (disparait après utilisation)</text:p>
      <text:p text:style-name="P2"/>
      <text:p text:style-name="P2">Stream&lt;Type&gt; monStream=monArray.stream() ;//récupération du stream</text:p>
      <text:p text:style-name="P2">stream.forEach(function) ;</text:p>
      <text:p text:style-name="P2">stream.filter(function) ;</text:p>
      <text:p text:style-name="P2">stream.map(function) ;</text:p>
      <text:p text:style-name="P2">stream.reduce(initReducer,function(reducer,currVal)) ;</text:p>
      <text:p text:style-name="P2">stream.count() ;</text:p>
      <text:p text:style-name="P2">stream.collect(Collectir.toList/toMap/toSet()) ;//obtenir les résultats sous la forme demandée</text:p>
      <text:p text:style-name="P2">Stream.iterate(xVal,function(x)) ;//attention infini, x est l'i</text:p>
      <text:p text:style-name="P2">utiliser .limit(nombre d'itération derrière)</text:p>
      <text:p text:style-name="P2"/>
      <text:p text:style-name="P2"/>
      <text:p text:style-name="P2">on peut stocker le résultat d'un stream dans un objet de type Optional&lt;TypeAttendu&gt;</text:p>
      <text:p text:style-name="P2">sur lequel on peut effectuer if(resultat.isPresent()) pour tester si il y a des résultats</text:p>
      <text:p text:style-name="P2">resultat.get() pour obtenir une fois l'existence testé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thJax Main" svg:font-family="'MathJax Main'"/>
    <style:font-face style:name="Montserrat" svg:font-family="Montserra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09-01T11:33:56.64</meta:creation-date>
    <dc:date>2019-09-12T01:57:31.78</dc:date>
    <dc:creator>bastien </dc:creator>
    <meta:editing-duration>PT10H49M17S</meta:editing-duration>
    <meta:editing-cycles>19</meta:editing-cycles>
    <meta:generator>OpenOffice/4.1.0$Win32 OpenOffice.org_project/410m18$Build-9764</meta:generator>
    <meta:document-statistic meta:table-count="1" meta:image-count="0" meta:object-count="0" meta:page-count="3" meta:paragraph-count="112" meta:word-count="416" meta:character-count="3001"/>
  </office:meta>
</office:document-meta>
</file>